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_MUSIQUE: idT, type</text:p>
      <text:p text:style-name="Standard">:</text:p>
      <text:p text:style-name="Standard">:</text:p>
      <text:p text:style-name="Standard">TEMPO, 11 STYLE_MUSIQUE, 1N TYPE_MUSIQUE</text:p>
      <text:p text:style-name="Standard">:</text:p>
      <text:p text:style-name="Standard"/>
      <text:p text:style-name="Standard">JOUER STYLE, 1N STYLE_MUSIQUE, 11 GROUPE</text:p>
      <text:p text:style-name="Standard">STYLE_MUSIQUE: idSty, style</text:p>
      <text:p text:style-name="Standard">FAVORISER STYLE, 0N SPECTATEUR, 0N STYLE_MUSIQUE</text:p>
      <text:p text:style-name="Standard">:</text:p>
      <text:p text:style-name="Standard"/>
      <text:p text:style-name="Standard">:</text:p>
      <text:p text:style-name="Standard">ARTISTE: idA, nom</text:p>
      <text:p text:style-name="Standard">FAIRE PARTIE, 1N GROUPE, 11 ARTISTE</text:p>
      <text:p text:style-name="Standard">GROUPE: idG, description, photosG, descriptionG, reseauxG</text:p>
      <text:p text:style-name="Standard">FAVORISER GROUPE, 0N SPECTATEUR, 0N GROUPE</text:p>
      <text:p text:style-name="Standard">SPECTATEUR: idSpec, prenom, nom</text:p>
      <text:p text:style-name="Standard">ACHETER, 1N SPECTATEUR, 11 BILLET</text:p>
      <text:p text:style-name="Standard"/>
      <text:p text:style-name="Standard">INSTRUMENT: idI, instrument</text:p>
      <text:p text:style-name="Standard">JOUER INSTRU, 0N ARTISTE, 0N INSTRUMENT</text:p>
      <text:p text:style-name="Standard">:</text:p>
      <text:p text:style-name="Standard">PERFORME, 1N REPRESENTATION, 1N GROUPE</text:p>
      <text:p text:style-name="Standard">REPRESENTATION: idR, date, duree</text:p>
      <text:p text:style-name="Standard">RESERVER, 0N SPECTATEUR, 0N REPRESENTATION, 0N BILLET</text:p>
      <text:p text:style-name="Standard">BILLET: idB, duree</text:p>
      <text:p text:style-name="Standard">:</text:p>
      <text:p text:style-name="Standard">A LIEU, 11 REPRESENTATION, 1N LIEUX</text:p>
      <text:p text:style-name="Standard"/>
      <text:p text:style-name="Standard">LIEUX: idL, lieu, capacite, photosL</text:p>
      <text:p text:style-name="Standard">:</text:p>
      <text:p text:style-name="Standard">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02:48.564857636</meta:creation-date>
    <dc:date>2023-09-11T17:03:20.605608835</dc:date>
    <meta:editing-duration>PT32S</meta:editing-duration>
    <meta:editing-cycles>1</meta:editing-cycles>
    <meta:document-statistic meta:table-count="0" meta:image-count="0" meta:object-count="0" meta:page-count="1" meta:paragraph-count="28" meta:word-count="101" meta:character-count="679" meta:non-whitespace-character-count="606"/>
    <meta:generator>LibreOffice/7.3.7.2$Linux_X86_64 LibreOffice_project/30$Build-2</meta:generator>
  </office:meta>
</office:document-meta>
</file>